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fo:font-size="12pt" style:font-size-asian="12pt" style:font-size-complex="12pt"/>
    </style:style>
    <style:style style:name="P2" style:family="paragraph" style:parent-style-name="Standard">
      <style:text-properties style:font-name="Liberation Mono" fo:font-size="11pt" style:font-size-asian="11pt" style:font-size-complex="11pt"/>
    </style:style>
    <style:style style:name="P3" style:family="paragraph" style:parent-style-name="Standard">
      <style:text-properties style:font-name="Liberation Mono" fo:font-size="11pt" officeooo:rsid="000a57a1" officeooo:paragraph-rsid="000a57a1" style:font-size-asian="11pt" style:font-size-complex="11pt"/>
    </style:style>
    <style:style style:name="P4" style:family="paragraph" style:parent-style-name="Standard">
      <style:paragraph-properties fo:text-align="center" style:justify-single-word="false"/>
      <style:text-properties style:font-name="Liberation Mono" fo:font-size="11pt" officeooo:rsid="000a57a1" officeooo:paragraph-rsid="000a57a1" style:font-size-asian="11pt" style:font-size-complex="11pt"/>
    </style:style>
    <style:style style:name="P5" style:family="paragraph" style:parent-style-name="Standard">
      <style:text-properties style:font-name="Liberation Mono" fo:font-size="11pt" officeooo:paragraph-rsid="000f48ba" style:font-size-asian="11pt" style:font-size-complex="11pt"/>
    </style:style>
    <style:style style:name="P6" style:family="paragraph" style:parent-style-name="Standard">
      <style:text-properties style:font-name="Liberation Mono" fo:font-size="11pt" officeooo:paragraph-rsid="00100185" style:font-size-asian="11pt" style:font-size-complex="11pt"/>
    </style:style>
    <style:style style:name="P7" style:family="paragraph" style:parent-style-name="Standard" style:list-style-name="L10">
      <style:text-properties style:font-name="Liberation Mono" fo:font-size="11pt" style:font-size-asian="11pt" style:font-size-complex="11pt"/>
    </style:style>
    <style:style style:name="P8" style:family="paragraph" style:parent-style-name="Standard">
      <style:text-properties style:font-name="Liberation Mono" fo:font-size="11pt" officeooo:paragraph-rsid="000970c3" style:font-size-asian="11pt" style:font-size-complex="11pt"/>
    </style:style>
    <style:style style:name="P9" style:family="paragraph" style:parent-style-name="Standard">
      <style:text-properties style:font-name="Liberation Mono" fo:font-size="11pt" officeooo:rsid="000970c3" officeooo:paragraph-rsid="000970c3" style:font-size-asian="11pt" style:font-size-complex="11pt"/>
    </style:style>
    <style:style style:name="P10" style:family="paragraph" style:parent-style-name="Standard">
      <style:paragraph-properties fo:text-align="center" style:justify-single-word="false"/>
      <style:text-properties style:font-name="Liberation Mono" fo:font-size="11pt" fo:font-weight="bold" officeooo:rsid="000a57a1" officeooo:paragraph-rsid="000a57a1" style:font-size-asian="11pt" style:font-weight-asian="bold" style:font-size-complex="11pt" style:font-weight-complex="bold"/>
    </style:style>
    <style:style style:name="P11" style:family="paragraph" style:parent-style-name="Standard" style:list-style-name="L1">
      <style:text-properties style:font-name="Liberation Mono" fo:font-size="11pt" fo:font-weight="bold" style:font-size-asian="11pt" style:font-weight-asian="bold" style:font-size-complex="11pt" style:font-weight-complex="bold"/>
    </style:style>
    <style:style style:name="P12" style:family="paragraph" style:parent-style-name="Standard" style:list-style-name="L2">
      <style:text-properties style:font-name="Liberation Mono" fo:font-size="11pt" fo:font-weight="bold" style:font-size-asian="11pt" style:font-weight-asian="bold" style:font-size-complex="11pt" style:font-weight-complex="bold"/>
    </style:style>
    <style:style style:name="P13" style:family="paragraph" style:parent-style-name="Standard" style:list-style-name="L3">
      <style:text-properties style:font-name="Liberation Mono" fo:font-size="11pt" fo:font-weight="bold" style:font-size-asian="11pt" style:font-weight-asian="bold" style:font-size-complex="11pt" style:font-weight-complex="bold"/>
    </style:style>
    <style:style style:name="P14" style:family="paragraph" style:parent-style-name="Standard" style:list-style-name="L4">
      <style:text-properties style:font-name="Liberation Mono" fo:font-size="11pt" fo:font-weight="bold" style:font-size-asian="11pt" style:font-weight-asian="bold" style:font-size-complex="11pt" style:font-weight-complex="bold"/>
    </style:style>
    <style:style style:name="P15" style:family="paragraph" style:parent-style-name="Standard" style:list-style-name="L5">
      <style:text-properties style:font-name="Liberation Mono" fo:font-size="11pt" fo:font-weight="bold" style:font-size-asian="11pt" style:font-weight-asian="bold" style:font-size-complex="11pt" style:font-weight-complex="bold"/>
    </style:style>
    <style:style style:name="P16" style:family="paragraph" style:parent-style-name="Standard" style:list-style-name="L6">
      <style:text-properties style:font-name="Liberation Mono" fo:font-size="11pt" fo:font-weight="bold" style:font-size-asian="11pt" style:font-weight-asian="bold" style:font-size-complex="11pt" style:font-weight-complex="bold"/>
    </style:style>
    <style:style style:name="P17" style:family="paragraph" style:parent-style-name="Standard" style:list-style-name="L7">
      <style:text-properties style:font-name="Liberation Mono" fo:font-size="11pt" fo:font-weight="bold" style:font-size-asian="11pt" style:font-weight-asian="bold" style:font-size-complex="11pt" style:font-weight-complex="bold"/>
    </style:style>
    <style:style style:name="P18" style:family="paragraph" style:parent-style-name="Standard" style:list-style-name="L8">
      <style:text-properties style:font-name="Liberation Mono" fo:font-size="11pt" fo:font-weight="bold" style:font-size-asian="11pt" style:font-weight-asian="bold" style:font-size-complex="11pt" style:font-weight-complex="bold"/>
    </style:style>
    <style:style style:name="P19" style:family="paragraph" style:parent-style-name="Standard" style:list-style-name="L9">
      <style:text-properties style:font-name="Liberation Mono" fo:font-size="11pt" fo:font-weight="bold" style:font-size-asian="11pt" style:font-weight-asian="bold" style:font-size-complex="11pt" style:font-weight-complex="bold"/>
    </style:style>
    <style:style style:name="P20" style:family="paragraph" style:parent-style-name="Heading_20_1">
      <style:paragraph-properties fo:text-align="center" style:justify-single-word="false"/>
      <style:text-properties style:font-name="Liberation Mono" fo:font-size="11pt" style:font-size-asian="11pt" style:font-size-complex="11pt"/>
    </style:style>
    <style:style style:name="P21" style:family="paragraph" style:parent-style-name="Preformatted_20_Text">
      <style:paragraph-properties fo:text-align="center" style:justify-single-word="false"/>
      <style:text-properties style:font-name="Liberation Mono" fo:font-size="11pt" style:font-size-asian="11pt" style:font-size-complex="11pt"/>
    </style:style>
    <style:style style:name="T1" style:family="text">
      <style:text-properties officeooo:rsid="0006f71c"/>
    </style:style>
    <style:style style:name="T2" style:family="text">
      <style:text-properties fo:font-size="12pt" style:font-size-asian="12pt" style:font-size-complex="12pt"/>
    </style:style>
    <style:style style:name="T3" style:family="text">
      <style:text-properties officeooo:rsid="000970c3"/>
    </style:style>
    <style:style style:name="T4" style:family="text">
      <style:text-properties fo:font-weight="bold" style:font-weight-asian="bold" style:font-weight-complex="bold"/>
    </style:style>
    <style:style style:name="T5" style:family="text">
      <style:text-properties officeooo:rsid="000a1d9e"/>
    </style:style>
    <style:style style:name="T6" style:family="text">
      <style:text-properties officeooo:rsid="000c1ce0"/>
    </style:style>
    <style:style style:name="T7" style:family="text">
      <style:text-properties officeooo:rsid="000d0c7d"/>
    </style:style>
    <style:style style:name="T8" style:family="text">
      <style:text-properties officeooo:rsid="000e319f"/>
    </style:style>
    <style:style style:name="T9" style:family="text">
      <style:text-properties officeooo:rsid="000e61a3"/>
    </style:style>
    <style:style style:name="T10" style:family="text">
      <style:text-properties officeooo:rsid="000f48b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Hyper Heuristic Cryptography With Mixed Adversarial Nets</text:h>
      <text:p text:style-name="P3"/>
      <text:p text:style-name="P10">Thesis <text:span text:style-name="T6">Defense</text:span> <text:span text:style-name="T7">Monologue</text:span></text:p>
      <text:p text:style-name="P4"/>
      <text:p text:style-name="P21">Author: Aly Shmahell</text:p>
      <text:p text:style-name="P4"/>
      <text:p text:style-name="P2"/>
      <text:p text:style-name="P2">Each work of science has a fundamental question it tries to answer.</text:p>
      <text:p text:style-name="P2"/>
      <text:p text:style-name="P2">My thesis is trying to solve neural cryptography.</text:p>
      <text:p text:style-name="P2"/>
      <text:p text:style-name="P2">Neural Cryptography is the implementation of <text:span text:style-name="T5">crypto-systems</text:span> based on heuristic methods using neural nets.</text:p>
      <text:p text:style-name="P2"/>
      <text:p text:style-name="P2">My work is based on a paper released by <text:span text:style-name="T3">G</text:span>oogle <text:span text:style-name="T3">B</text:span>rain in 2016 entitled "Learning to Protect Communications with Adversarial Neural Cryptography".</text:p>
      <text:p text:style-name="P2"/>
      <text:p text:style-name="P2">In the <text:span text:style-name="T10">Google</text:span> paper the focus was on building a system that can guarantee some form of <text:span text:style-name="T3">confidentiality</text:span> of information between <text:span text:style-name="T8">a </text:span>sender and <text:span text:style-name="T8">a </text:span>receiver, from <text:span text:style-name="T8">an </text:span>eavesdropper.</text:p>
      <text:p text:style-name="P2"/>
      <text:p text:style-name="P2">My work extends that by adding more focus on information integrity <text:span text:style-name="T9">between the sender and the receiver</text:span>.</text:p>
      <text:p text:style-name="P2"/>
      <text:p text:style-name="P5">In the <text:span text:style-name="T10">Google</text:span> paper, they trained two networks: a sender called Alice and a receiver called Bob, in adversarial mode against a known adversary named Eve.</text:p>
      <text:p text:style-name="P2"/>
      <text:p text:style-name="P2">I extended that by adding an unknown malicious adversary named Alan as a metric of how well the system performs in real life.</text:p>
      <text:p text:style-name="P2"/>
      <text:p text:style-name="P5">As you can see, in the <text:span text:style-name="T10">Google</text:span> paper, symmetric cryptography does well enough to guarantee confidentiality, but to a limit, The sender encrypts 16 bits, and Eve decrypts 8 of them wrong, that is 50% confidentiality. Bob decrypts all bits right and gets to 0% error only after 15,000 training iterations.</text:p>
      <text:p text:style-name="P2"/>
      <text:p text:style-name="P5">Also in the <text:span text:style-name="T10">Google</text:span> paper, asymmetric cryptography does a bare minimum in confidentiality, as Eve decrypts 6 bits wrong out of 16, that is 37% of confidentiality. While bob decrypts 1 bit <text:span text:style-name="T1">wrong</text:span>, that is 6.25%, which means bob guarantees only 93.75% of information integrity.</text:p>
      <text:p text:style-name="P2"/>
      <text:p text:style-name="P2">What my thesis also adds, is a testing mode, in which <text:span text:style-name="T1">back-propagation</text:span> and weight correction stop, but data keep flowing to the nets, in order to know if the error rates achieved during training can hold outside of training.</text:p>
      <text:p text:style-name="P2"/>
      <text:p text:style-name="P2"/>
      <text:p text:style-name="P2"/>
      <text:p text:style-name="P2"/>
      <text:p text:style-name="P2"/>
      <text:p text:style-name="P2"/>
      <text:p text:style-name="P2"/>
      <text:p text:style-name="P2"/>
      <text:p text:style-name="P2"><text:soft-page-break/>When we ask ourselves about the merit of trying to teach neural nets how to do cryptography, we have to think about the latest developments in neural nets and what they bring to the table:</text:p>
      <text:list xml:id="list1101734634" text:style-name="L1">
        <text:list-item>
          <text:p text:style-name="P11">Neural Cryptography Is Viable:</text:p>
        </text:list-item>
      </text:list>
      <text:p text:style-name="P2"><text:tab/><text:tab/>convolutional nets can construct local spatial relations in data.</text:p>
      <text:list xml:id="list1553826660" text:style-name="L2">
        <text:list-item>
          <text:p text:style-name="P12">Neural Cryptanalysis Is Viable:</text:p>
        </text:list-item>
      </text:list>
      <text:p text:style-name="P2"><text:tab/><text:tab/>fully connected layers can detect global spatial relations in data.</text:p>
      <text:list xml:id="list1942231868" text:style-name="L3">
        <text:list-item>
          <text:p text:style-name="P13">Neural Cryptography Can Be Fast:</text:p>
        </text:list-item>
      </text:list>
      <text:p text:style-name="P2"><text:tab/><text:tab/>convolutional nets share weights using their filters.</text:p>
      <text:list xml:id="list1153230263" text:style-name="L4">
        <text:list-item>
          <text:p text:style-name="P14">Neural Cryptography Is Evolved, Not Patched:</text:p>
        </text:list-item>
      </text:list>
      <text:p text:style-name="P2"><text:tab/><text:tab/>using adversary in training evolves weights which serves to tweak the cryptographic <text:tab/><text:tab/>functionality.</text:p>
      <text:p text:style-name="P2"/>
      <text:p text:style-name="P2">In the thesis as a whole I present:</text:p>
      <text:list xml:id="list2816263459" text:style-name="L5">
        <text:list-item>
          <text:p text:style-name="P15">A Prototype Blueprint:</text:p>
        </text:list-item>
      </text:list>
      <text:p text:style-name="P2"><text:tab/><text:tab/>for a software-engineered neural crypto-system.</text:p>
      <text:list xml:id="list2579494756" text:style-name="L6">
        <text:list-item>
          <text:p text:style-name="P16">An Analysis Of How Neural Components Work:</text:p>
        </text:list-item>
      </text:list>
      <text:p text:style-name="P2"><text:tab/><text:tab/>when the objective is to achieve cryptographic functionality.</text:p>
      <text:list xml:id="list4077638186" text:style-name="L7">
        <text:list-item>
          <text:p text:style-name="P17">An Enhancement In The Neural Structures:</text:p>
        </text:list-item>
      </text:list>
      <text:p text:style-name="P2"><text:tab/><text:tab/>which yields a boost in cryptographic robustness.</text:p>
      <text:list xml:id="list2043387147" text:style-name="L8">
        <text:list-item>
          <text:p text:style-name="P18">Transfer Learning:</text:p>
        </text:list-item>
      </text:list>
      <text:p text:style-name="P2"><text:tab/><text:tab/>to get symmetric neural cryptography on par with asymmetric neural cryptography.</text:p>
      <text:p text:style-name="P2"/>
      <text:p text:style-name="P2">If we move on to the experiments conducted in the thesis we have 3 cryptographic schemes implemented:</text:p>
      <text:p text:style-name="P2"/>
      <text:list xml:id="list2324003439" text:style-name="L9">
        <text:list-item>
          <text:p text:style-name="P19">a symmetric scheme.</text:p>
        </text:list-item>
        <text:list-item>
          <text:p text:style-name="P19">an asymmetric scheme</text:p>
        </text:list-item>
        <text:list-item>
          <text:p text:style-name="P19">a hybrid scheme</text:p>
        </text:list-item>
      </text:list>
      <text:p text:style-name="P2"/>
      <text:p text:style-name="P2"><text:span text:style-name="T3">I</text:span>n the symmetric scheme, while training, the error rate of bob reaches 0%, after only 1000 iterations in most test cases, and that is 100% information integrity rate <text:span text:style-name="T10">in a short training period</text:span>.</text:p>
      <text:p text:style-name="P5">while eve has an error rate of 80%, and <text:span text:style-name="T3">Alan</text:span> 60%, both metrics are an improvement over the <text:span text:style-name="T10">Google</text:span> <text:span text:style-name="T10">paper</text:span>.</text:p>
      <text:p text:style-name="P2"/>
      <text:p text:style-name="P2">In testing though, in this test case <text:span text:style-name="T10">presented here</text:span>, bob has an error rate of 5%, but in most cases it reaches 0%, and this kind of contrast between <text:span text:style-name="T3">testing</text:span> and training is why it is essential to evaluate neural performance outside training.</text:p>
      <text:p text:style-name="P2"/>
      <text:p text:style-name="P2">The hybrid scheme aims to import the performance of asymmetric neural cryptography to symmetric neural cryptography by employing transfer learning.</text:p>
      <text:p text:style-name="P2"/>
      <text:p text:style-name="P2">Transfer learning is the neural reconstruction of a source learning task in a source domain, to become a target task in a target domain,</text:p>
      <text:p text:style-name="P2">provided that either the two domains are not the same or the two tasks are not the same, but not both.</text:p>
      <text:p text:style-name="P6">because if both domains and both tasks are different then there is no portability, and if both <text:span text:style-name="T5">domains</text:span> and both tasks are the same then there is nothing to import from one to the other.</text:p>
      <text:p text:style-name="P6"/>
      <text:p text:style-name="P6"/>
      <text:p text:style-name="P6"><text:soft-page-break/>When I implemented my designs, I had great help from <text:span text:style-name="T3">P</text:span>rof. <text:span text:style-name="T3">D</text:span>e <text:span text:style-name="T3">G</text:span>asperis in doing so in a software-engineered <text:span text:style-name="T3">OOP</text:span> manner.</text:p>
      <text:p text:style-name="P2">I used the <text:span text:style-name="T3">T</text:span>ensorflow <text:span text:style-name="T3">P</text:span>ython API to implement almost everything, with some help of <text:span text:style-name="T3">M</text:span>atplotlib and <text:span text:style-name="T3">N</text:span>umpy.</text:p>
      <text:p text:style-name="P2">I also did some experiments with random key-message generation done by audio sampling, by employing the hashing library in python.</text:p>
      <text:p text:style-name="P2"/>
      <text:p text:style-name="P2"><text:span text:style-name="T3">T</text:span>he general <text:span text:style-name="T3">OOP</text:span> structure has 2 common classes, general_hyper_parameters which loads those from a <text:span text:style-name="T3">JSON</text:span> file, and a base class which handles generic net construction, training, and data processing.</text:p>
      <text:p text:style-name="P2"/>
      <text:p text:style-name="P2">Each scheme has its own specific hyper parameters class which readjusts the values of these parameters to suit the scheme.</text:p>
      <text:p text:style-name="P2">each scheme has its own specific training model builder class, testing model builder class, and model tester class.</text:p>
      <text:p text:style-name="P2"/>
      <text:p text:style-name="P2"><text:span text:style-name="T3">A</text:span>t the end there is an inheritor class which inherits the right modules for the scheme.</text:p>
      <text:p text:style-name="P2"/>
      <text:p text:style-name="P2"><text:span text:style-name="T3">T</text:span>he exception to this is the hybr<text:span text:style-name="T3">i</text:span>d scheme <text:span text:style-name="T3">inheritor</text:span> which inherits the asymmetric hyper parameters class, because it needs to train in asymmetric mode, it also inherits from the symmetric tester class because it tests in the symmetric mode.</text:p>
      <text:p text:style-name="P2"/>
      <text:p text:style-name="P2"><text:span text:style-name="T3">T</text:span>he last class or module we have is the bare neurencoder class which handles user input <text:span text:style-name="T10">that is</text:span> which scheme to activate, once that is set, it composes that scheme internally after it has been <text:span text:style-name="T3">inherited.</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3">F</text:span>inally, when we talk about improvement in performance, a huge part of this comes down to which activation functions have been chosen after each layer in each net.</text:p>
      <text:p text:style-name="P2"/>
      <text:p text:style-name="P2"><text:span text:style-name="T10">A</text:span>s you can see, there is an activation function after the input layers, one after the convolutional layers, and one at the end of the output layer.</text:p>
      <text:p text:style-name="P2"/>
      <text:p text:style-name="P5">The <text:span text:style-name="T10">Google</text:span> paper used sigmoid after input and convolution, and tanh after output, however, I've seen a room for improvement, since it's defacto to say after convolution it's best to use leaky relu</text:p>
      <text:p text:style-name="P2"><text:span text:style-name="T10">because </text:span>it saves compute power, and yields better results,</text:p>
      <text:p text:style-name="P2"><text:span text:style-name="T10">S</text:span>o I've contemplated the following options:</text:p>
      <text:list xml:id="list1560554256" text:style-name="L10">
        <text:list-item>
          <text:p text:style-name="P7">”Sigmoid → LeakyRealu → Sigmoid”.</text:p>
        </text:list-item>
        <text:list-item>
          <text:p text:style-name="P7">”Tanh → LeakyRealu → Tanh”.</text:p>
        </text:list-item>
        <text:list-item>
          <text:p text:style-name="P7">”Sigmoid → LeakyRealu → Tanh”.</text:p>
        </text:list-item>
      </text:list>
      <text:p text:style-name="P2">The Empirically Reliable Choice:</text:p>
      <text:p text:style-name="P2"><text:s text:c="6"/>”Sigmoid → LeakyRealu → Tanh”.</text:p>
      <text:p text:style-name="P2"><text:s text:c="6"/></text:p>
      <text:p text:style-name="P2"><text:span text:style-name="T10">T</text:span>o get a sense of why they work, I did some numerical analysis of each combination, by feeding each function the output of the other, multiplied by a line-space to simulate a layer.</text:p>
      <text:p text:style-name="P8"><text:span text:style-name="T10">T</text:span>hen <text:span text:style-name="T10">I</text:span> plotted the <text:span text:style-name="T10">final </text:span>output, to get a good interpretation of the data, we can treat each net as an information channel, then <text:span text:style-name="T3">S</text:span>hannon's theory applies <text:span text:style-name="T10">to it</text:span>.</text:p>
      <text:p text:style-name="P8"><text:span text:style-name="T4">”Sigmoid → LeakyRealu → Sigmoid”:</text:span> is equiprobable which means it has a uniform entropy, but it doesn't have information capacity for negative values, which we deal with in our input.</text:p>
      <text:p text:style-name="P8"><text:span text:style-name="T4">”Tanh → LeakyRealu → Tanh”:</text:span> is inequiprobable, and given that input data is generated from the x-axis according to a random distribution, this means the combination has non-uniform entropy and is unstable.</text:p>
      <text:p text:style-name="P8"><text:span text:style-name="T4">”Sigmoid → LeakyRealu → Tanh”:</text:span> is equiprobable and has information capacity that covers the negative range of the input.</text:p>
      <text:p text:style-name="P9"/>
      <text:p text:style-name="P9"/>
      <text:p text:style-name="P9">In conclusion, the research presented in this thesis shows that neural nets can learn to minimize loss <text:span text:style-name="T5">of</text:span> information integrity while trying to keep it confidential, it shows that with more research there is the potential of <text:span text:style-name="T5">neural cryptography</text:span> being on par and even surpassing traditional methods, it also shows the feasibility of implementing such a neural crypto-system on modern devi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ender" style:family="paragraph" style:parent-style-name="Standard" style:class="extra">
      <style:paragraph-properties fo:margin-top="0in" fo:margin-bottom="0.0417in" loext:contextual-spacing="false"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0T00:55:52.843957870</meta:creation-date>
    <dc:date>2018-07-20T01:30:31.540064378</dc:date>
    <meta:editing-duration>PT24M31S</meta:editing-duration>
    <meta:editing-cycles>12</meta:editing-cycles>
    <meta:generator>LibreOffice/6.0.3.2$Linux_X86_64 LibreOffice_project/00m0$Build-2</meta:generator>
    <meta:document-statistic meta:table-count="0" meta:image-count="0" meta:object-count="0" meta:page-count="4" meta:paragraph-count="69" meta:word-count="1232" meta:character-count="7441" meta:non-whitespace-character-count="6261"/>
  </office:meta>
</office:document-meta>
</file>